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s text:c="1"/>
        <text:p text:style-name="letter_letHead_dicBody">A a<text:variable-set text:name="Left_Guideword_L" text:display="none" text:formula="ooow: anon" office:value-type="string" office:string-value="anon"/></text:p>
      </text:section>
      <text:section text:style-name="Sect_letData" text:name="Sect_letData">
        <text:s text:c="1"/>
        <text:p text:style-name="entry_letData_dicBody"><text:span text:style-name="headword_entry_letData_dicBody">anon</text:span><text:span text:style-name="headword_.bzh"><text:variable-set text:name="Left_Guideword_L" text:display="none" text:formula="ooow: anon" office:value-type="string" office:string-value="anon"/></text:span><text:span text:style-name="headword_.bzh"><text:variable-set text:name="Right_Guideword_R" text:display="none" text:formula="ooow: anon" office:value-type="string" office:string-value="anon"/></text:span><text:span/><text:span text:style-name="headword..after_entry_letData_dicBody"><text:s text:c="1"/></text:span><text:span text:style-name="pronunciation..before_pronunciations_entry_letData_dicBody">[</text:span><text:span text:style-name="pronunciation_pronunciations_entry_letData_dicBody">a.ˈnon</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fruit, seed</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pikinini bilong diwai samting</text:span><text:span text:style-name="definition..after_sense_senses_entry_letData_dicBody"><text:s text:c="1"/></text:span><text:span text:style-name="example_xitem_examples_sense_senses_entry_letData_dicBody">Sakom anon loḳ om hil aġa</text:span><text:span text:style-name="example..after_xitem_examples_sense_senses_entry_letData_dicBody"><text:s text:c="1"/></text:span><text:span text:style-name="translation_.en_translations_xitem_examples_sense_senses_entry_letData_dicBody">There is fruit on the corn so let's eat i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is anon luu meraḳ nare</text:span><text:span text:style-name="example..after_xitem_examples_sense_senses_entry_letData_dicBody"><text:s text:c="1"/></text:span><text:span text:style-name="translation_.en_translations_xitem_examples_sense_senses_entry_letData_dicBody">It has two nuts/pieces of fruit on it</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ody</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bodi</text:span><text:span text:style-name="definition..after_sense_senses_entry_letData_dicBody"><text:s text:c="1"/></text:span><text:span text:style-name="example_examples_sense_senses_entry_letData_dicBody">Hil anod nedo vesa in hil naha nos meneġadu hil</text:span><text:span text:style-name="example..after_examples_sense_senses_entry_letData_dicBody"><text:s text:c="1"/></text:span><text:span text:style-name="translation_.en_translations_examples_sense_senses_entry_letData_dicBody">Our bodies stay alive because we eat food and that strengthens u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rue, real</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tru</text:span><text:span text:style-name="definition..after_sense_senses_entry_letData_dicBody"><text:s text:c="1"/></text:span><text:span text:style-name="example_xitem_examples_sense_senses_entry_letData_dicBody">Nġaa pin sënë anon raḳ yoh vu ġaġek sën Mehöböp nër lo</text:span><text:span text:style-name="example..after_xitem_examples_sense_senses_entry_letData_dicBody"><text:s text:c="1"/></text:span><text:span text:style-name="translation_.en_translations_xitem_examples_sense_senses_entry_letData_dicBody">All these things happened according to what the Lord sai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am kwamin nevo ġaġek sën senër agi lo bë anon ma </text:span><text:span text:style-name="example..after_xitem_examples_sense_senses_entry_letData_dicBody"/><text:span text:style-name="translation_.en_translations_xitem_examples_sense_senses_entry_letData_dicBody">You think that what I just said is not tru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spirit, essence, reality-this part of a person may leave the body in a dream (cf also </text:span><text:span text:style-name="span_.bzh_xitem_.en_definition_.en_sense_senses_entry_letData_dicBody">kenu</text:span><text:span text:style-name="xitem_.en_definition_.en_sense_senses_entry_letData_dicBody">)</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pirit/ tewel em i lusim bodi long nait long driman</text:span><text:span text:style-name="definition..after_sense_senses_entry_letData_dicBody"><text:s text:c="1"/></text:span><text:span text:style-name="example_examples_sense_senses_entry_letData_dicBody">Yesu nġeeḳ böpata ggökin log lëëin anon ya</text:span><text:span text:style-name="example..after_examples_sense_senses_entry_letData_dicBody"><text:s text:c="1"/></text:span><text:span text:style-name="translation_.en_translations_examples_sense_senses_entry_letData_dicBody">Jesus cried out loudly and released his spiri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B b<text:variable-set text:name="Left_Guideword_L" text:display="none" text:formula="ooow: bumin" office:value-type="string" office:string-value="bumin"/></text:p>
      </text:section>
      <text:section text:style-name="Sect_letData" text:name="Sect_letData">
        <text:s text:c="1"/>
        <text:p text:style-name="entry_letData_dicBody"><text:span text:style-name="headword_entry_letData_dicBody">bumin</text:span><text:span text:style-name="headword_.bzh"><text:variable-set text:name="Left_Guideword_L" text:display="none" text:formula="ooow: bumin" office:value-type="string" office:string-value="bumin"/></text:span><text:span text:style-name="headword_.bzh"><text:variable-set text:name="Right_Guideword_R" text:display="none" text:formula="ooow: bumin" office:value-type="string" office:string-value="bumin"/></text:span><text:span/><text:span text:style-name="headword..after_entry_letData_dicBody"><text:s text:c="1"/></text:span><text:span text:style-name="pronunciation..before_pronunciations_entry_letData_dicBody">[</text:span><text:span text:style-name="pronunciation_pronunciations_entry_letData_dicBody">ᵐbum.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cause sickness or ailments of various kinds of sickness usually caused by spirits. Often from trespassing in a </text:span><text:span text:style-name="span_.bzh_xitem_.en_definition_.en_sense_senses_entry_letData_dicBody">nyëġ ġebus</text:span><text:span text:style-name="xitem_.en_definition_.en_sense_senses_entry_letData_dicBody"> or haunted place. This would also happen so someone who used the </text:span><text:span text:style-name="span_.bzh_xitem_.en_definition_.en_sense_senses_entry_letData_dicBody">ġebum</text:span><text:span text:style-name="xitem_.en_definition_.en_sense_senses_entry_letData_dicBody"> or </text:span><text:span text:style-name="span_.bzh_xitem_.en_definition_.en_sense_senses_entry_letData_dicBody">varap</text:span><text:span text:style-name="xitem_.en_definition_.en_sense_senses_entry_letData_dicBody"> tailpieces, or the red paint (</text:span><text:s text:c="1"/><text:span text:style-name="span_.bzh_xitem_.en_definition_.en_sense_senses_entry_letData_dicBody">mon-ḳavaan</text:span><text:span text:style-name="xitem_.en_definition_.en_sense_senses_entry_letData_dicBody">) in dancing, but didn't follow the correct ritual.</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ampela samting i bagarapim em</text:span><text:span text:style-name="definition..after_sense_senses_entry_letData_dicBody"><text:s text:c="1"/></text:span><text:span text:style-name="example_xitem_examples_sense_senses_entry_letData_dicBody">Nġaa la bumin beloḳ nedo begganġ</text:span><text:span text:style-name="example..after_xitem_examples_sense_senses_entry_letData_dicBody"><text:s text:c="1"/></text:span><text:span text:style-name="translation_.en_translations_xitem_examples_sense_senses_entry_letData_dicBody">Something has made him sick and he is staying in the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yëġ bumin</text:span><text:span text:style-name="example..after_xitem_examples_sense_senses_entry_letData_dicBody"><text:s text:c="1"/></text:span><text:span text:style-name="translation_.en_translations_xitem_examples_sense_senses_entry_letData_dicBody">The (spirit from this) place made him sick</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D d<text:variable-set text:name="Left_Guideword_L" text:display="none" text:formula="ooow: deġinengin" office:value-type="string" office:string-value="deġinengin"/></text:p>
      </text:section>
      <text:section text:style-name="Sect_letData" text:name="Sect_letData">
        <text:s text:c="1"/>
        <text:p text:style-name="entry_letData_dicBody"><text:span text:style-name="headword_entry_letData_dicBody">deġinengin</text:span><text:span text:style-name="headword_.bzh"><text:variable-set text:name="Left_Guideword_L" text:display="none" text:formula="ooow: deġinengin" office:value-type="string" office:string-value="deġinengin"/></text:span><text:span text:style-name="headword_.bzh"><text:variable-set text:name="Right_Guideword_R" text:display="none" text:formula="ooow: deġinengin" office:value-type="string" office:string-value="deġinengin"/></text:span><text:span/><text:span text:style-name="headword..after_entry_letData_dicBody"><text:s text:c="1"/></text:span><text:span text:style-name="pronunciation..before_pronunciations_entry_letData_dicBody">[</text:span><text:span text:style-name="pronunciation_pronunciations_entry_letData_dicBody">ⁿdə.ˈᵑɢin.əŋ.in</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press down, press together, hold down, crush</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daunim</text:span><text:span text:style-name="xitem_.tpi_definition_.en_sense_senses_entry_letData_dicBody"> strong</text:span><text:span text:style-name="definition..after_sense_senses_entry_letData_dicBody"><text:s text:c="1"/></text:span><text:span text:style-name="example_xitem_examples_sense_senses_entry_letData_dicBody">Deġinengin bahë pesuv</text:span><text:span text:style-name="example..after_xitem_examples_sense_senses_entry_letData_dicBody"><text:s text:c="1"/></text:span><text:span text:style-name="translation_.en_translations_xitem_examples_sense_senses_entry_letData_dicBody">It crushed him and his insides spurted ou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Begganġ tamanġ bedeġinengin bööḳ</text:span><text:span text:style-name="example..after_xitem_examples_sense_senses_entry_letData_dicBody"><text:s text:c="1"/></text:span><text:span text:style-name="translation_.en_translations_xitem_examples_sense_senses_entry_letData_dicBody">The house collapsed and squashed the pig</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oppress, burden, persecute</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givim hevi long</text:span><text:span text:style-name="definition..after_sense_senses_entry_letData_dicBody"><text:s text:c="1"/></text:span><text:span text:style-name="example_examples_sense_senses_entry_letData_dicBody">Su rëḳ dedeġinengin nġaa maggin jaḳ sa rë</text:span><text:span text:style-name="example..after_examples_sense_senses_entry_letData_dicBody"><text:s text:c="1"/></text:span><text:span text:style-name="translation_.en_translations_examples_sense_senses_entry_letData_dicBody">They won't persecute me</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G g<text:variable-set text:name="Left_Guideword_L" text:display="none" text:formula="ooow: gelöġin" office:value-type="string" office:string-value="gelöġin"/></text:p>
      </text:section>
      <text:section text:style-name="Sect_letData" text:name="Sect_letData">
        <text:s text:c="1"/>
        <text:p text:style-name="entry_letData_dicBody"><text:span text:style-name="headword_entry_letData_dicBody">gelöġin</text:span><text:span text:style-name="headword_.bzh"><text:variable-set text:name="Left_Guideword_L" text:display="none" text:formula="ooow: gelöġin" office:value-type="string" office:string-value="gelöġin"/></text:span><text:span text:style-name="headword_.bzh"><text:variable-set text:name="Right_Guideword_R" text:display="none" text:formula="ooow: gelöġin" office:value-type="string" office:string-value="gelöġin"/></text:span><text:span/><text:span text:style-name="headword..after_entry_letData_dicBody"><text:s text:c="1"/></text:span><text:span text:style-name="pronunciation..before_pronunciations_entry_letData_dicBody">[</text:span><text:span text:style-name="pronunciation_pronunciations_entry_letData_dicBody">ᵑɡə.ˈl̪ɔᵑɢ.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crape, to rub off-as of skin</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krapim skin</text:span><text:span text:style-name="definition..after_sense_senses_entry_letData_dicBody"><text:s text:c="1"/></text:span><text:span text:style-name="example_xitem_examples_sense_senses_entry_letData_dicBody">Gelöġin seḳë raḳ ḳele nyë</text:span><text:span text:style-name="example..after_xitem_examples_sense_senses_entry_letData_dicBody"><text:s text:c="1"/></text:span><text:span text:style-name="translation_.en_translations_xitem_examples_sense_senses_entry_letData_dicBody">He scraped his arm on the projection from the tre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 ġelöġin rekuġ raḳ ġelönġ</text:span><text:span text:style-name="example..after_xitem_examples_sense_senses_entry_letData_dicBody"><text:s text:c="1"/></text:span><text:span text:style-name="translation_.en_translations_xitem_examples_sense_senses_entry_letData_dicBody">I scraped my elbow on a ston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ema loḳ mala lob gelöġin</text:span><text:span text:style-name="example..after_xitem_examples_sense_senses_entry_letData_dicBody"><text:s text:c="1"/></text:span><text:span text:style-name="translation_.en_translations_xitem_examples_sense_senses_entry_letData_dicBody">She scratched his eye out with her fingers</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remove-as of clothing etc</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siot samting</text:span><text:span text:style-name="definition..after_sense_senses_entry_letData_dicBody"><text:s text:c="1"/></text:span><text:span text:style-name="example_examples_sense_senses_entry_letData_dicBody">Gelöġin trases geya neripek</text:span><text:span text:style-name="example..after_examples_sense_senses_entry_letData_dicBody"><text:s text:c="1"/></text:span><text:span text:style-name="translation_.en_translations_examples_sense_senses_entry_letData_dicBody">He took his trousers and went to wash</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gëpin</text:span><text:span text:style-name="headword_.bzh"><text:variable-set text:name="Left_Guideword_L" text:display="none" text:formula="ooow: gëpin" office:value-type="string" office:string-value="gëpin"/></text:span><text:span text:style-name="headword_.bzh"><text:variable-set text:name="Right_Guideword_R" text:display="none" text:formula="ooow: gëpin" office:value-type="string" office:string-value="gëpin"/></text:span><text:span/><text:span text:style-name="headword..after_entry_letData_dicBody"><text:s text:c="1"/></text:span><text:span text:style-name="pronunciation..before_pronunciations_entry_letData_dicBody">[</text:span><text:span text:style-name="pronunciation_pronunciations_entry_letData_dicBody">ᵑɡep.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be sorry for, to pity, to express a wish that something won't happen</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sori long</text:span><text:span text:style-name="xitem_.tpi_definition_.en_sense_senses_entry_letData_dicBody"> em</text:span><text:span text:style-name="definition..after_sense_senses_entry_letData_dicBody"><text:s text:c="1"/></text:span><text:span text:style-name="example_examples_sense_senses_entry_letData_dicBody">Rëḳ mu gëpin mehö sën rëḳ nanër Mehönon Nalu ranġah vu alam bedengis yi</text:span><text:span text:style-name="example..after_examples_sense_senses_entry_letData_dicBody"><text:s text:c="1"/></text:span><text:span text:style-name="translation_.en_translations_examples_sense_senses_entry_letData_dicBody">But pity the person who betrays the Son of Man to death</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gujeng</text:span><text:span text:style-name="headword_.bzh"><text:variable-set text:name="Left_Guideword_L" text:display="none" text:formula="ooow: gujeng" office:value-type="string" office:string-value="gujeng"/></text:span><text:span text:style-name="headword_.bzh"><text:variable-set text:name="Right_Guideword_R" text:display="none" text:formula="ooow: gujeng" office:value-type="string" office:string-value="gujeng"/></text:span><text:span/><text:span text:style-name="headword..after_entry_letData_dicBody"><text:s text:c="1"/></text:span><text:span text:style-name="pronunciation..before_pronunciations_entry_letData_dicBody">[</text:span><text:span text:style-name="pronunciation_pronunciations_entry_letData_dicBody">ˈᵑɡuⁿd͡ʒ.əŋ</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leep somewhere; but then get up and go on to somewhere else; to finish staying somewhere and go on</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haus</text:span><text:span text:style-name="definition..after_sense_senses_entry_letData_dicBody"><text:s text:c="1"/></text:span><text:span text:style-name="example_xitem_examples_sense_senses_entry_letData_dicBody">Gujeng ya begganġ mewis</text:span><text:span text:style-name="example..after_xitem_examples_sense_senses_entry_letData_dicBody"><text:s text:c="1"/></text:span><text:span text:style-name="translation_.en_translations_xitem_examples_sense_senses_entry_letData_dicBody">He finished staying here and went on to another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Dëggëp loḳ gujeng yah</text:span><text:span text:style-name="example..after_xitem_examples_sense_senses_entry_letData_dicBody"><text:s text:c="1"/></text:span><text:span text:style-name="translation_.en_translations_xitem_examples_sense_senses_entry_letData_dicBody">They slept there and then went back</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egujeng ya Rae loḳ tum segujeng meyom</text:span><text:span text:style-name="example..after_xitem_examples_sense_senses_entry_letData_dicBody"><text:s text:c="1"/></text:span><text:span text:style-name="translation_.en_translations_xitem_examples_sense_senses_entry_letData_dicBody">I went and lived in Lae for a while and then I came back</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H h<text:variable-set text:name="Left_Guideword_L" text:display="none" text:formula="ooow: huh yi" office:value-type="string" office:string-value="huh yi"/></text:p>
      </text:section>
      <text:section text:style-name="Sect_letData" text:name="Sect_letData">
        <text:s text:c="1"/>
        <text:p text:style-name="entry_letData_dicBody"><text:span text:style-name="headword_entry_letData_dicBody">huh yi</text:span><text:span text:style-name="headword_.bzh"><text:variable-set text:name="Left_Guideword_L" text:display="none" text:formula="ooow: huh yi" office:value-type="string" office:string-value="huh yi"/></text:span><text:span text:style-name="headword_.bzh"><text:variable-set text:name="Right_Guideword_R" text:display="none" text:formula="ooow: huh yi" office:value-type="string" office:string-value="huh yi"/></text:span><text:span/><text:span text:style-name="headword..after_entry_letData_dicBody"><text:s text:c="1"/></text:span><text:span text:style-name="pronunciation..before_pronunciations_entry_letData_dicBody">[</text:span><text:span text:style-name="pronunciation_pronunciations_entry_letData_dicBody">ʁuʁ yi</text:span><text:span text:style-name="pronunciation..after_pronunciations_entry_letData_dicBody">]</text:span><text:span text:style-name="pronunciations..after_entry_letData_dicBody"><text:s text:c="1"/></text:span><text:span text:style-name="partofspeech_.en_grammaticalinfo_sense_senses_entry_letData_dicBody">Class2</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restrain oneself, hold back, refrain, to remain calm--used with the appropriate pronoun, </text:span><text:span text:style-name="span_.bzh_xitem_.en_definition_.en_sense_senses_entry_letData_dicBody">yi, ham</text:span><text:span text:style-name="xitem_.en_definition_.en_sense_senses_entry_letData_dicBody">, etc.</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indaun isi</text:span><text:span text:style-name="definition..after_sense_senses_entry_letData_dicBody"><text:s text:c="1"/></text:span><text:span text:style-name="example_examples_sense_senses_entry_letData_dicBody">Ham huh ham geham su vonġ baar rë</text:span><text:span text:style-name="example..after_examples_sense_senses_entry_letData_dicBody"><text:s text:c="1"/></text:span><text:span text:style-name="translation_.en_translations_examples_sense_senses_entry_letData_dicBody">You held back and didn't play football</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J j<text:variable-set text:name="Left_Guideword_L" text:display="none" text:formula="ooow: jij" office:value-type="string" office:string-value="jij"/></text:p>
      </text:section>
      <text:section text:style-name="Sect_letData" text:name="Sect_letData">
        <text:s text:c="1"/>
        <text:p text:style-name="entry_letData_dicBody"><text:span text:style-name="headword_entry_letData_dicBody">jij</text:span><text:span text:style-name="headword_.bzh"><text:variable-set text:name="Left_Guideword_L" text:display="none" text:formula="ooow: jij" office:value-type="string" office:string-value="jij"/></text:span><text:span text:style-name="headword_.bzh"><text:variable-set text:name="Right_Guideword_R" text:display="none" text:formula="ooow: jij" office:value-type="string" office:string-value="jij"/></text:span><text:span/><text:span text:style-name="headword..after_entry_letData_dicBody"><text:s text:c="1"/></text:span><text:span text:style-name="pronunciation..before_pronunciations_entry_letData_dicBody">[</text:span><text:span text:style-name="pronunciation_pronunciations_entry_letData_dicBody">ⁿd͡ʒiⁿd͡ʒ</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entreat, entice, persuade, urge, tempt, seduce; to cause someone to do something they hadn't intended</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hariapim</text:span><text:span text:style-name="definition..after_sense_senses_entry_letData_dicBody"><text:s text:c="1"/></text:span><text:span text:style-name="example_xitem_examples_sense_senses_entry_letData_dicBody">Pesooḳ jij sa</text:span><text:span text:style-name="example..after_xitem_examples_sense_senses_entry_letData_dicBody"><text:s text:c="1"/></text:span><text:span text:style-name="translation_.en_translations_xitem_examples_sense_senses_entry_letData_dicBody">I had the hiccups</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Jij bë dena pevis</text:span><text:span text:style-name="example..after_xitem_examples_sense_senses_entry_letData_dicBody"><text:s text:c="1"/></text:span><text:span text:style-name="translation_.en_translations_xitem_examples_sense_senses_entry_letData_dicBody">He urged them to go quickl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 su nër bë alu ana rë gaḳ yö jij sa bë alu ana</text:span><text:span text:style-name="example..after_xitem_examples_sense_senses_entry_letData_dicBody"><text:s text:c="1"/></text:span><text:span text:style-name="translation_.en_translations_xitem_examples_sense_senses_entry_letData_dicBody">I didn't say we would go, but he urged me to</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K k<text:variable-set text:name="Left_Guideword_L" text:display="none" text:formula="ooow: ketiv" office:value-type="string" office:string-value="ketiv"/></text:p>
      </text:section>
      <text:section text:style-name="Sect_letData" text:name="Sect_letData">
        <text:s text:c="1"/>
        <text:p text:style-name="entry_letData_dicBody"><text:span text:style-name="headword_entry_letData_dicBody">ketiv</text:span><text:span text:style-name="headword_.bzh"><text:variable-set text:name="Left_Guideword_L" text:display="none" text:formula="ooow: ketiv" office:value-type="string" office:string-value="ketiv"/></text:span><text:span text:style-name="headword_.bzh"><text:variable-set text:name="Right_Guideword_R" text:display="none" text:formula="ooow: ketiv" office:value-type="string" office:string-value="ketiv"/></text:span><text:span/><text:span text:style-name="headword..after_entry_letData_dicBody"><text:s text:c="1"/></text:span><text:span text:style-name="pronunciation..before_pronunciations_entry_letData_dicBody">[</text:span><text:span text:style-name="pronunciation_pronunciations_entry_letData_dicBody">kə.ˈtiβ</text:span><text:span text:style-name="pronunciation..after_pronunciations_entry_letData_dicBody">]</text:span><text:span text:style-name="pronunciations..after_entry_letData_dicBody"><text:s text:c="1"/></text:span><text:span text:style-name="partofspeech_.en_grammaticalinfo_sense_senses_entry_letData_dicBody">nou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dam, to dam. The main wall is built across the river and the stream diverted. Before the stream is closed off, a series of walls, </text:span><text:span text:style-name="span_.bzh_xitem_.en_definition_.en_sense_senses_entry_letData_dicBody">ketivsën,</text:span><text:span text:style-name="xitem_.en_definition_.en_sense_senses_entry_letData_dicBody"> are built across the original streambed lower down. Finally the first dam is closed off, diverting the water, and the fish are trapped by these various secondary walls and can be speared.</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banisim pis</text:span><text:span text:style-name="definition..after_sense_senses_entry_letData_dicBody"><text:s text:c="1"/></text:span><text:span text:style-name="example_examples_sense_senses_entry_letData_dicBody">Deketiv bël vaha in bë ġël jaḳ vu gedengis</text:span><text:span text:style-name="example..after_examples_sense_senses_entry_letData_dicBody"><text:s text:c="1"/></text:span><text:span text:style-name="translation_.en_translations_examples_sense_senses_entry_letData_dicBody">They built secondary walls across downstream of the dam to prevent the fish escaping and to allow them to catch them</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Ḳ ḳ<text:variable-set text:name="Left_Guideword_L" text:display="none" text:formula="ooow: ḳunġin" office:value-type="string" office:string-value="ḳunġin"/></text:p>
      </text:section>
      <text:section text:style-name="Sect_letData" text:name="Sect_letData">
        <text:s text:c="1"/>
        <text:p text:style-name="entry_letData_dicBody"><text:span text:style-name="headword_entry_letData_dicBody">ḳunġin</text:span><text:span text:style-name="headword_.bzh"><text:variable-set text:name="Left_Guideword_L" text:display="none" text:formula="ooow: ḳunġin" office:value-type="string" office:string-value="ḳunġin"/></text:span><text:span text:style-name="headword_.bzh"><text:variable-set text:name="Right_Guideword_R" text:display="none" text:formula="ooow: ḳunġin" office:value-type="string" office:string-value="ḳunġin"/></text:span><text:span/><text:span text:style-name="headword..after_entry_letData_dicBody"><text:s text:c="1"/></text:span><text:span text:style-name="pronunciation..before_pronunciations_entry_letData_dicBody">[</text:span><text:span text:style-name="pronunciation_pronunciations_entry_letData_dicBody">ˈquɴ.in</text:span><text:span text:style-name="pronunciation..after_pronunciations_entry_letData_dicBody">]</text:span><text:s text:c="1"/><text:span text:style-name="pronunciation..before_pronunciations_entry_letData_dicBody">[</text:span><text:span text:style-name="pronunciation_pronunciations_entry_letData_dicBody">quɴ</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call out </text:span><text:span text:style-name="span_.bzh_xitem_.en_definition_.en_sense_senses_entry_letData_dicBody">`ḳunġ'</text:span><text:span text:style-name="xitem_.en_definition_.en_sense_senses_entry_letData_dicBody"> to indicate that the message one is calling is finished or that which someone else was calling has been heard and understood</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bekim singaut</text:span><text:span text:style-name="definition..after_sense_senses_entry_letData_dicBody"><text:s text:c="1"/></text:span><text:span text:style-name="example_xitem_examples_sense_senses_entry_letData_dicBody">Tahi ya geḳunġin ving</text:span><text:span text:style-name="example..after_xitem_examples_sense_senses_entry_letData_dicBody"><text:s text:c="1"/></text:span><text:span text:style-name="translation_.en_translations_xitem_examples_sense_senses_entry_letData_dicBody">He called out the message and marked the end of it too</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Ḳunġ in mehöti tahi</text:span><text:span text:style-name="example..after_xitem_examples_sense_senses_entry_letData_dicBody"><text:s text:c="1"/></text:span><text:span text:style-name="translation_.en_translations_xitem_examples_sense_senses_entry_letData_dicBody">He called </text:span><text:span text:style-name="span_.bzh_translation_.en_translations_xitem_examples_sense_senses_entry_letData_dicBody">ḳunġ</text:span><text:span text:style-name="translation_.en_translations_xitem_examples_sense_senses_entry_letData_dicBody"> in response to the person's call (to indicate that he had received the message)</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L l<text:variable-set text:name="Left_Guideword_L" text:display="none" text:formula="ooow: lem" office:value-type="string" office:string-value="lem"/></text:p>
      </text:section>
      <text:section text:style-name="Sect_letData" text:name="Sect_letData">
        <text:s text:c="1"/>
        <text:p text:style-name="entry_letData_dicBody"><text:span text:style-name="headword_entry_letData_dicBody">lem</text:span><text:span text:style-name="headword_.bzh"><text:variable-set text:name="Left_Guideword_L" text:display="none" text:formula="ooow: lem" office:value-type="string" office:string-value="lem"/></text:span><text:span text:style-name="headword_.bzh"><text:variable-set text:name="Right_Guideword_R" text:display="none" text:formula="ooow: lem" office:value-type="string" office:string-value="lem"/></text:span><text:span/><text:span text:style-name="headword..after_entry_letData_dicBody"><text:s text:c="1"/></text:span><text:span text:style-name="pronunciation..before_pronunciations_entry_letData_dicBody">[</text:span><text:span text:style-name="pronunciation_pronunciations_entry_letData_dicBody">l̪ɛm</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call domestic animals. There are different kinds of calling depending on the animal: Dogs: </text:span><text:span text:style-name="span_.bzh_xitem_.en_definition_.en_sense_senses_entry_letData_dicBody">Ge, ge, ge, ...</text:span><text:span text:style-name="xitem_.en_definition_.en_sense_senses_entry_letData_dicBody">; Pigs: </text:span><text:span text:style-name="span_.bzh_xitem_.en_definition_.en_sense_senses_entry_letData_dicBody">Ba, ba, ba, ...</text:span><text:span text:style-name="xitem_.en_definition_.en_sense_senses_entry_letData_dicBody">; Chickens: </text:span><text:span text:style-name="span_.bzh_xitem_.en_definition_.en_sense_senses_entry_letData_dicBody">Pu, pu, pu, ...</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ingautim ol dok, pik, kakaruk, samting</text:span><text:span text:style-name="definition..after_sense_senses_entry_letData_dicBody"><text:s text:c="1"/></text:span><text:span text:style-name="example_xitem_examples_sense_senses_entry_letData_dicBody">Alam-reggu-yi dëlem anöö vu vos</text:span><text:span text:style-name="example..after_xitem_examples_sense_senses_entry_letData_dicBody"><text:s text:c="1"/></text:span><text:span text:style-name="translation_.en_translations_xitem_examples_sense_senses_entry_letData_dicBody">Hunters call their dogs in the bush</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Lem bööḳ beyam degga nos</text:span><text:span text:style-name="example..after_xitem_examples_sense_senses_entry_letData_dicBody"><text:s text:c="1"/></text:span><text:span text:style-name="translation_.en_translations_xitem_examples_sense_senses_entry_letData_dicBody">She called the pigs and they came and ate</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lööin</text:span><text:span text:style-name="headword_.bzh"><text:variable-set text:name="Left_Guideword_L" text:display="none" text:formula="ooow: lööin" office:value-type="string" office:string-value="lööin"/></text:span><text:span text:style-name="headword_.bzh"><text:variable-set text:name="Right_Guideword_R" text:display="none" text:formula="ooow: lööin" office:value-type="string" office:string-value="lööin"/></text:span><text:span/><text:span text:style-name="headword..after_entry_letData_dicBody"><text:s text:c="1"/></text:span><text:span text:style-name="pronunciation..before_pronunciations_entry_letData_dicBody">[</text:span><text:span text:style-name="pronunciation_pronunciations_entry_letData_dicBody">ˈl̪ɔː.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way about</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muv i go i kam</text:span><text:span text:style-name="definition..after_sense_senses_entry_letData_dicBody"><text:s text:c="1"/></text:span><text:span text:style-name="example_examples_sense_senses_entry_letData_dicBody">Löv adingseḳë om lööin</text:span><text:span text:style-name="example..after_examples_sense_senses_entry_letData_dicBody"><text:s text:c="1"/></text:span><text:span text:style-name="translation_.en_translations_examples_sense_senses_entry_letData_dicBody">The sugarcane is very long so it is swaying abou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M m<text:variable-set text:name="Left_Guideword_L" text:display="none" text:formula="ooow: menġë" office:value-type="string" office:string-value="menġë"/></text:p>
      </text:section>
      <text:section text:style-name="Sect_letData" text:name="Sect_letData">
        <text:s text:c="1"/>
        <text:p text:style-name="entry_letData_dicBody"><text:span text:style-name="headword_entry_letData_dicBody">menġë</text:span><text:span text:style-name="headword_.bzh"><text:variable-set text:name="Left_Guideword_L" text:display="none" text:formula="ooow: menġë" office:value-type="string" office:string-value="menġë"/></text:span><text:span text:style-name="headword_.bzh"><text:variable-set text:name="Right_Guideword_R" text:display="none" text:formula="ooow: menġë" office:value-type="string" office:string-value="menġë"/></text:span><text:span/><text:span text:style-name="headword..after_entry_letData_dicBody"><text:s text:c="1"/></text:span><text:span text:style-name="pronunciation..before_pronunciations_entry_letData_dicBody">[</text:span><text:span text:style-name="pronunciation_pronunciations_entry_letData_dicBody">mə.ˈɴe</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furry, having a furry taste-as betelnut or green bananas</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samting </text:span><text:span text:style-name="xitem_.tpi_definition_.en_sense_senses_entry_letData_dicBody">i gat pait olsem buai</text:span><text:span text:style-name="definition..after_sense_senses_entry_letData_dicBody"><text:s text:c="1"/></text:span><text:span text:style-name="example_xitem_examples_sense_senses_entry_letData_dicBody">Menġë vaḳu avi</text:span><text:span text:style-name="example..after_xitem_examples_sense_senses_entry_letData_dicBody"><text:s text:c="1"/></text:span><text:span text:style-name="translation_.en_translations_xitem_examples_sense_senses_entry_letData_dicBody">Her mouth went all furr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Bebumeng menġë loḳ ayo</text:span><text:span text:style-name="example..after_xitem_examples_sense_senses_entry_letData_dicBody"><text:s text:c="1"/></text:span><text:span text:style-name="translation_.en_translations_xitem_examples_sense_senses_entry_letData_dicBody">The betel nut upset his stomach</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ud su moneḳ venuh rë om menġë</text:span><text:span text:style-name="example..after_xitem_examples_sense_senses_entry_letData_dicBody"><text:s text:c="1"/></text:span><text:span text:style-name="translation_.en_translations_xitem_examples_sense_senses_entry_letData_dicBody">The bananas weren't really ripe so they had a furry taste</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N n<text:variable-set text:name="Left_Guideword_L" text:display="none" text:formula="ooow: nare" office:value-type="string" office:string-value="nare"/></text:p>
      </text:section>
      <text:section text:style-name="Sect_letData" text:name="Sect_letData">
        <text:s text:c="1"/>
        <text:p text:style-name="entry_letData_dicBody"><text:span text:style-name="headword_entry_letData_dicBody">nare</text:span><text:span text:style-name="headword_.bzh"><text:variable-set text:name="Left_Guideword_L" text:display="none" text:formula="ooow: nare" office:value-type="string" office:string-value="nare"/></text:span><text:span text:style-name="headword_.bzh"><text:variable-set text:name="Right_Guideword_R" text:display="none" text:formula="ooow: nare" office:value-type="string" office:string-value="nare"/></text:span><text:span/><text:span text:style-name="headword..after_entry_letData_dicBody"><text:s text:c="1"/></text:span><text:span text:style-name="pronunciation..before_pronunciations_entry_letData_dicBody">[</text:span><text:span text:style-name="pronunciation_pronunciations_entry_letData_dicBody">ˈna.ɾɛ</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tanding-this is the irregular continuative form of the verb </text:span><text:span text:style-name="span_.bzh_xitem_.en_definition_.en_sense_senses_entry_letData_dicBody">vare</text:span><text:span text:style-name="xitem_.en_definition_.en_sense_senses_entry_letData_dicBody"> `to stand'. The expected form would be *nevare</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anap i stap</text:span><text:span text:style-name="definition..after_sense_senses_entry_letData_dicBody"><text:s text:c="1"/></text:span><text:span text:style-name="example_examples_sense_senses_entry_letData_dicBody">Nare raḳ ḳedu getahi ḳööḳ ya ahu</text:span><text:span text:style-name="example..after_examples_sense_senses_entry_letData_dicBody"><text:s text:c="1"/></text:span><text:span text:style-name="translation_.en_translations_examples_sense_senses_entry_letData_dicBody">He was standing on the mountain and called a message down below</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nema</text:span><text:span text:style-name="headword_.bzh"><text:variable-set text:name="Left_Guideword_L" text:display="none" text:formula="ooow: nema" office:value-type="string" office:string-value="nema"/></text:span><text:span text:style-name="headword_.bzh"><text:variable-set text:name="Right_Guideword_R" text:display="none" text:formula="ooow: nema" office:value-type="string" office:string-value="nema"/></text:span><text:span/><text:span text:style-name="headword..after_entry_letData_dicBody"><text:s text:c="1"/></text:span><text:span text:style-name="pronunciation..before_pronunciations_entry_letData_dicBody">[</text:span><text:span text:style-name="pronunciation_pronunciations_entry_letData_dicBody">nə.ˈma</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hand</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han</text:span><text:span text:style-name="definition..after_sense_senses_entry_letData_dicBody"><text:s text:c="1"/></text:span><text:span text:style-name="example_xitem_examples_sense_senses_entry_letData_dicBody">Nema keyëh loḳ masin</text:span><text:span text:style-name="example..after_xitem_examples_sense_senses_entry_letData_dicBody"><text:s text:c="1"/></text:span><text:span text:style-name="translation_.en_translations_xitem_examples_sense_senses_entry_letData_dicBody">His arm broke in the machin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Anöö ranġa nema</text:span><text:span text:style-name="example..after_xitem_examples_sense_senses_entry_letData_dicBody"><text:s text:c="1"/></text:span><text:span text:style-name="translation_.en_translations_xitem_examples_sense_senses_entry_letData_dicBody">The dog bit her ha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Mehö saga jom loḳ sa nemaġ</text:span><text:span text:style-name="example..after_xitem_examples_sense_senses_entry_letData_dicBody"><text:s text:c="1"/></text:span><text:span text:style-name="translation_.en_translations_xitem_examples_sense_senses_entry_letData_dicBody">That person held my ha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ema lu vaha om yö rëḳ medo genom berup</text:span><text:span text:style-name="example..after_xitem_examples_sense_senses_entry_letData_dicBody"><text:s text:c="1"/></text:span><text:span text:style-name="translation_.en_translations_xitem_examples_sense_senses_entry_letData_dicBody">He is still alive (in one piece), so he'll be back (to take reveng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orearm as far as the elbow</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han</text:span><text:span text:style-name="definition..after_sense_senses_entry_letData_dicBody"><text:s text:c="1"/></text:span><text:span text:style-name="example_examples_sense_senses_entry_letData_dicBody">Desis nema raḳ beġo lom seḳë keyëh</text:span><text:span text:style-name="example..after_examples_sense_senses_entry_letData_dicBody"><text:s text:c="1"/></text:span><text:span text:style-name="translation_.en_translations_examples_sense_senses_entry_letData_dicBody">They hit is forearm with the club and the bone broke</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orefoot of four footed animals</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han bilong ol abus samting</text:span><text:span text:style-name="definition..after_sense_senses_entry_letData_dicBody"><text:s text:c="1"/></text:span><text:span text:style-name="example_examples_sense_senses_entry_letData_dicBody">Bööḳ vës söv lob nema keyëh</text:span><text:span text:style-name="example..after_examples_sense_senses_entry_letData_dicBody"><text:s text:c="1"/></text:span><text:span text:style-name="translation_.en_translations_examples_sense_senses_entry_letData_dicBody">The pig fell into a hole and broke its front leg(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span_.tpi_xitem_.en_definition_.en_sense_senses_entry_letData_dicBody">branch, of trees, etc.</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han diewai</text:span><text:span text:style-name="definition..after_sense_senses_entry_letData_dicBody"><text:s text:c="1"/></text:span><text:span text:style-name="example_examples_sense_senses_entry_letData_dicBody">Ḳele nerig menevasuh nema nġahi nġahi</text:span><text:span text:style-name="example..after_examples_sense_senses_entry_letData_dicBody"><text:s text:c="1"/></text:span><text:span text:style-name="translation_.en_translations_examples_sense_senses_entry_letData_dicBody">The tree grew and divided into many branche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5)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handle of tools, utensils, etc</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handel</text:span><text:span text:style-name="definition..after_sense_senses_entry_letData_dicBody"><text:s text:c="1"/></text:span><text:span text:style-name="example_examples_sense_senses_entry_letData_dicBody">Devo dëġ nema vër gedetunġ dëġ raḳ ya nengwah</text:span><text:span text:style-name="example..after_examples_sense_senses_entry_letData_dicBody"><text:s text:c="1"/></text:span><text:span text:style-name="translation_.en_translations_examples_sense_senses_entry_letData_dicBody">They took the saucepan's handle off and put the saucepan on the fire</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Ny ny<text:variable-set text:name="Left_Guideword_L" text:display="none" text:formula="ooow: nyë" office:value-type="string" office:string-value="nyë"/></text:p>
      </text:section>
      <text:section text:style-name="Sect_letData" text:name="Sect_letData">
        <text:s text:c="1"/>
        <text:p text:style-name="entry_letData_dicBody"><text:span text:style-name="headword_entry_letData_dicBody">nyë</text:span><text:span text:style-name="headword_.bzh"><text:variable-set text:name="Left_Guideword_L" text:display="none" text:formula="ooow: nyë" office:value-type="string" office:string-value="nyë"/></text:span><text:span text:style-name="headword_.bzh"><text:variable-set text:name="Right_Guideword_R" text:display="none" text:formula="ooow: nyë" office:value-type="string" office:string-value="nyë"/></text:span><text:span/><text:span text:style-name="headword..after_entry_letData_dicBody"><text:s text:c="1"/></text:span><text:span text:style-name="pronunciation..before_pronunciations_entry_letData_dicBody">[</text:span><text:span text:style-name="pronunciation_pronunciations_entry_letData_dicBody">ɲe</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chin</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wasket</text:span><text:span text:style-name="definition..after_sense_senses_entry_letData_dicBody"><text:s text:c="1"/></text:span><text:span text:style-name="example_examples_sense_senses_entry_letData_dicBody">Sa kër nyëġ gwëbeng</text:span><text:span text:style-name="example..after_examples_sense_senses_entry_letData_dicBody"><text:s text:c="1"/></text:span><text:span text:style-name="translation_.en_translations_examples_sense_senses_entry_letData_dicBody">I shaved this morn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eginning, first</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tat</text:span><text:span text:style-name="definition..after_sense_senses_entry_letData_dicBody"><text:s text:c="1"/></text:span><text:span text:style-name="example_examples_sense_senses_entry_letData_dicBody">Yö verup ya nedo ya nyë</text:span><text:span text:style-name="example..after_examples_sense_senses_entry_letData_dicBody"><text:s text:c="1"/></text:span><text:span text:style-name="translation_.en_translations_examples_sense_senses_entry_letData_dicBody">He arrived first (and the others (presumably) would come later)</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edge, corner</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arere</text:span><text:span text:style-name="definition..after_sense_senses_entry_letData_dicBody"><text:s text:c="1"/></text:span><text:span text:style-name="example_xitem_examples_sense_senses_entry_letData_dicBody">Ya nare ya begganġ nyë</text:span><text:span text:style-name="example..after_xitem_examples_sense_senses_entry_letData_dicBody"><text:s text:c="1"/></text:span><text:span text:style-name="translation_.en_translations_xitem_examples_sense_senses_entry_letData_dicBody">He went and stood by the corner of the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yë keyëh raḳ ġelönġ</text:span><text:span text:style-name="example..after_xitem_examples_sense_senses_entry_letData_dicBody"><text:s text:c="1"/></text:span><text:span text:style-name="translation_.en_translations_xitem_examples_sense_senses_entry_letData_dicBody">The edge broke on a ston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wound, scar, mark. When used in this way, it usually occurs with the instrument which caused the wound, e.g. </text:span><text:span text:style-name="span_.bzh_xitem_.en_definition_.en_sense_senses_entry_letData_dicBody">ḳele nyë</text:span><text:span text:style-name="xitem_.en_definition_.en_sense_senses_entry_letData_dicBody"> 'spear wound', </text:span><text:span text:style-name="span_.bzh_xitem_.en_definition_.en_sense_senses_entry_letData_dicBody">beġö nyë</text:span><text:span text:style-name="xitem_.en_definition_.en_sense_senses_entry_letData_dicBody"> 'club wound, </text:span><text:span text:style-name="span_.bzh_xitem_.en_definition_.en_sense_senses_entry_letData_dicBody">taram nyë</text:span><text:span text:style-name="xitem_.en_definition_.en_sense_senses_entry_letData_dicBody"> 'gunshot wound'. It represents the place where the weapon hit, and may be used to refer to the scar once the wound has healed. It can also be used to refer to the mark left by other things, e.g. </text:span><text:span text:style-name="span_.bzh_xitem_.en_definition_.en_sense_senses_entry_letData_dicBody">mun nyë</text:span><text:span text:style-name="xitem_.en_definition_.en_sense_senses_entry_letData_dicBody"> could refer to the piece of sweetpotato etc left after a rat as eaten part. The te</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mak i stap long skin</text:span><text:span text:style-name="definition..after_sense_senses_entry_letData_dicBody"><text:s text:c="1"/></text:span><text:span text:style-name="example_examples_sense_senses_entry_letData_dicBody">Degelu Jaroom atov wirek om sën dënër yi bë Ḳele-nyë</text:span><text:span text:style-name="example..after_examples_sense_senses_entry_letData_dicBody"><text:s text:c="1"/></text:span><text:span text:style-name="translation_.en_translations_examples_sense_senses_entry_letData_dicBody">They speared Jaroom before so they called him "spear-scar"</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P p<text:variable-set text:name="Left_Guideword_L" text:display="none" text:formula="ooow: pediiin" office:value-type="string" office:string-value="pediiin"/></text:p>
      </text:section>
      <text:section text:style-name="Sect_letData" text:name="Sect_letData">
        <text:s text:c="1"/>
        <text:p text:style-name="entry_letData_dicBody"><text:span text:style-name="headword_entry_letData_dicBody">pediiin</text:span><text:span text:style-name="headword_.bzh"><text:variable-set text:name="Left_Guideword_L" text:display="none" text:formula="ooow: pediiin" office:value-type="string" office:string-value="pediiin"/></text:span><text:span text:style-name="headword_.bzh"><text:variable-set text:name="Right_Guideword_R" text:display="none" text:formula="ooow: pediiin" office:value-type="string" office:string-value="pediiin"/></text:span><text:span/><text:span text:style-name="headword..after_entry_letData_dicBody"><text:s text:c="1"/></text:span><text:span text:style-name="pronunciation..before_pronunciations_entry_letData_dicBody">[</text:span><text:span text:style-name="pronunciation_pronunciations_entry_letData_dicBody">pə.ˈⁿdiː.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ounce, ricochet</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kalap i go</text:span><text:span text:style-name="definition..after_sense_senses_entry_letData_dicBody"><text:s text:c="1"/></text:span><text:span text:style-name="example_xitem_examples_sense_senses_entry_letData_dicBody">Pediiin raḳ geya vavunë rot</text:span><text:span text:style-name="example..after_xitem_examples_sense_senses_entry_letData_dicBody"><text:s text:c="1"/></text:span><text:span text:style-name="translation_.en_translations_xitem_examples_sense_senses_entry_letData_dicBody">It bounced off and went way up in the air</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aḳë baar lom pediiin meya vos ayo</text:span><text:span text:style-name="example..after_xitem_examples_sense_senses_entry_letData_dicBody"><text:s text:c="1"/></text:span><text:span text:style-name="translation_.en_translations_xitem_examples_sense_senses_entry_letData_dicBody">He kicked the ball and it ricocheted off into the bush</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induce pregnancy. If a woman was not bearing children, her husband (or someone who knew how to do it) would take a </text:span><text:span text:style-name="span_.bzh_xitem_.en_definition_.en_sense_senses_entry_letData_dicBody">jilek</text:span><text:span text:style-name="xitem_.en_definition_.en_sense_senses_entry_letData_dicBody"> nut and speak a spell over it. He would then slip it into his wife's stringbag without her knowing it, so that it keeps striking her in the back when she carries it. Then when he had intercourse with her she would become pregnant.</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pasin bilong helpim meri long bai i gat bel</text:span><text:span text:style-name="definition..after_sense_senses_entry_letData_dicBody"><text:s text:c="1"/></text:span><text:span text:style-name="example_examples_sense_senses_entry_letData_dicBody">Avëh sën raḳ regga rëḳ nalu ma genare hus ading loḳ depediiin lob nalu loḳ</text:span><text:span text:style-name="example..after_examples_sense_senses_entry_letData_dicBody"><text:s text:c="1"/></text:span><text:span text:style-name="translation_.en_translations_examples_sense_senses_entry_letData_dicBody">This woman married but had no children for a long time but then they put a spell on her and she became pregnant</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pepelin</text:span><text:span text:style-name="headword_.bzh"><text:variable-set text:name="Left_Guideword_L" text:display="none" text:formula="ooow: pepelin" office:value-type="string" office:string-value="pepelin"/></text:span><text:span text:style-name="headword_.bzh"><text:variable-set text:name="Right_Guideword_R" text:display="none" text:formula="ooow: pepelin" office:value-type="string" office:string-value="pepelin"/></text:span><text:span/><text:span text:style-name="headword..after_entry_letData_dicBody"><text:s text:c="1"/></text:span><text:span text:style-name="pronunciation..before_pronunciations_entry_letData_dicBody">[</text:span><text:span text:style-name="pronunciation_pronunciations_entry_letData_dicBody">pə.ˈpɛl̪.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inal cut on a tree to fell it in the direction desired. One cuts deeply into a tree according to where one wants it to fall (</text:span><text:s text:c="1"/><text:span text:style-name="span_.bzh_xitem_.en_definition_.en_sense_senses_entry_letData_dicBody">vuv</text:span><text:span text:style-name="xitem_.en_definition_.en_sense_senses_entry_letData_dicBody">), then one cuts lightly into the other side a little above the first cut (</text:span><text:s text:c="1"/><text:span text:style-name="span_.bzh_xitem_.en_definition_.en_sense_senses_entry_letData_dicBody">pepelin</text:span><text:span text:style-name="xitem_.en_definition_.en_sense_senses_entry_letData_dicBody">) so that the tree will fall where desired. Both cuts are made with a sideways motion.</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katim hapsait pinis orait katim hapsait antap liklik bilong bruk</text:span><text:span text:style-name="definition..after_sense_senses_entry_letData_dicBody"><text:s text:c="1"/></text:span><text:span text:style-name="example_examples_sense_senses_entry_letData_dicBody">Vuv ḳele ggovek log yah pepelin ḳele ggëp vahi lob keyëh</text:span><text:span text:style-name="example..after_examples_sense_senses_entry_letData_dicBody"><text:s text:c="1"/></text:span><text:span text:style-name="translation_.en_translations_examples_sense_senses_entry_letData_dicBody">He cut into the tree then cut into the other side and it fell</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piv</text:span><text:span text:style-name="headword_.bzh"><text:variable-set text:name="Left_Guideword_L" text:display="none" text:formula="ooow: piv" office:value-type="string" office:string-value="piv"/></text:span><text:span text:style-name="headword_.bzh"><text:variable-set text:name="Right_Guideword_R" text:display="none" text:formula="ooow: piv" office:value-type="string" office:string-value="piv"/></text:span><text:span/><text:span text:style-name="headword..after_entry_letData_dicBody"><text:s text:c="1"/></text:span><text:span text:style-name="pronunciation..before_pronunciations_entry_letData_dicBody">[</text:span><text:span text:style-name="pronunciation_pronunciations_entry_letData_dicBody">piβ</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wounded; injured. There was a game in which people would spear a tree or a shoot of something, or some other target. There were two sides and they kept score to see who won. Because they used to like to shoot at pawpaw, bananas, or other food, the councillors restricted them to trees, and the practice is not common now.</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pia kisim</text:span><text:span text:style-name="definition..after_sense_senses_entry_letData_dicBody"><text:s text:c="1"/></text:span><text:span text:style-name="example_xitem_examples_sense_senses_entry_letData_dicBody">Gelu ḳapii lom piv meraḳ nedo</text:span><text:span text:style-name="example..after_xitem_examples_sense_senses_entry_letData_dicBody"><text:s text:c="1"/></text:span><text:span text:style-name="translation_.en_translations_xitem_examples_sense_senses_entry_letData_dicBody">He speared the </text:span><text:span text:style-name="span_.bzh_translation_.en_translations_xitem_examples_sense_senses_entry_letData_dicBody">ḳapii</text:span><text:span text:style-name="translation_.en_translations_xitem_examples_sense_senses_entry_letData_dicBody"> tree and it hit it and stuck into i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anëh sok mepiv</text:span><text:span text:style-name="example..after_xitem_examples_sense_senses_entry_letData_dicBody"><text:s text:c="1"/></text:span><text:span text:style-name="translation_.en_translations_xitem_examples_sense_senses_entry_letData_dicBody">He shot the bird and hit it</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carry on one's back, piggyback. (Some people use the form </text:span><text:span text:style-name="span_.bzh_xitem_.en_definition_.en_sense_senses_entry_letData_dicBody">peev</text:span><text:span text:style-name="xitem_.en_definition_.en_sense_senses_entry_letData_dicBody">)</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karim long baksait</text:span><text:span text:style-name="definition..after_sense_senses_entry_letData_dicBody"><text:s text:c="1"/></text:span><text:span text:style-name="example_examples_sense_senses_entry_letData_dicBody">Sepiv nġaa nġahiseḳë medu sa rot</text:span><text:span text:style-name="example..after_examples_sense_senses_entry_letData_dicBody"><text:s text:c="1"/></text:span><text:span text:style-name="translation_.en_translations_examples_sense_senses_entry_letData_dicBody">I carried lots of things on my back and they weighed me down</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R r<text:variable-set text:name="Left_Guideword_L" text:display="none" text:formula="ooow: rehöö" office:value-type="string" office:string-value="rehöö"/></text:p>
      </text:section>
      <text:section text:style-name="Sect_letData" text:name="Sect_letData">
        <text:s text:c="1"/>
        <text:p text:style-name="entry_letData_dicBody"><text:span text:style-name="headword_entry_letData_dicBody">rehöö</text:span><text:span text:style-name="headword_.bzh"><text:variable-set text:name="Left_Guideword_L" text:display="none" text:formula="ooow: rehöö" office:value-type="string" office:string-value="rehöö"/></text:span><text:span text:style-name="headword_.bzh"><text:variable-set text:name="Right_Guideword_R" text:display="none" text:formula="ooow: rehöö" office:value-type="string" office:string-value="rehöö"/></text:span><text:span/><text:span text:style-name="headword..after_entry_letData_dicBody"><text:s text:c="1"/></text:span><text:span text:style-name="pronunciation..before_pronunciations_entry_letData_dicBody">[</text:span><text:span text:style-name="pronunciation_pronunciations_entry_letData_dicBody">ɾə.ˈʁɔː</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overcome by water or smoke, overwhelm</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wara </text:span><text:span text:style-name="xitem_.tpi_definition_.en_sense_senses_entry_letData_dicBody">karamapim</text:span><text:span text:style-name="definition..after_sense_senses_entry_letData_dicBody"><text:s text:c="1"/></text:span><text:span text:style-name="example_examples_sense_senses_entry_letData_dicBody">Bël rehöö mehöti mediiḳ</text:span><text:span text:style-name="example..after_examples_sense_senses_entry_letData_dicBody"><text:s text:c="1"/></text:span><text:span text:style-name="translation_.en_translations_examples_sense_senses_entry_letData_dicBody">The waters covered someone and he died</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shout, argue with a loud inarticulate noise so as not to be able to hear anyone else</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ingaut karamapim tok bilong narapela </text:span><text:span text:style-name="definition..after_sense_senses_entry_letData_dicBody"/><text:span text:style-name="example_xitem_examples_sense_senses_entry_letData_dicBody">Rehöö gesu nġo ayej rë</text:span><text:span text:style-name="example..after_xitem_examples_sense_senses_entry_letData_dicBody"><text:s text:c="1"/></text:span><text:span text:style-name="translation_.en_translations_xitem_examples_sense_senses_entry_letData_dicBody">He made such a noise he didn't hear what they sai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Derehöö sir</text:span><text:span text:style-name="example..after_xitem_examples_sense_senses_entry_letData_dicBody"><text:s text:c="1"/></text:span><text:span text:style-name="translation_.en_translations_xitem_examples_sense_senses_entry_letData_dicBody">They argued loudly (without hearing what each other was saying)</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rohin</text:span><text:span text:style-name="headword_.bzh"><text:variable-set text:name="Left_Guideword_L" text:display="none" text:formula="ooow: rohin" office:value-type="string" office:string-value="rohin"/></text:span><text:span text:style-name="headword_.bzh"><text:variable-set text:name="Right_Guideword_R" text:display="none" text:formula="ooow: rohin" office:value-type="string" office:string-value="rohin"/></text:span><text:span/><text:span text:style-name="headword..after_entry_letData_dicBody"><text:s text:c="1"/></text:span><text:span text:style-name="pronunciation..before_pronunciations_entry_letData_dicBody">[</text:span><text:span text:style-name="pronunciation_pronunciations_entry_letData_dicBody">ˈɾoʁ.in</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stake, to stand up, to thrust, to spear, to thrust a stake or something into the ground by thrusting it down until it stands up on its own</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apim na planim i go daun long graun</text:span><text:span text:style-name="definition..after_sense_senses_entry_letData_dicBody"><text:s text:c="1"/></text:span><text:span text:style-name="example_xitem_examples_sense_senses_entry_letData_dicBody">Rohin riing luḳ ya dob</text:span><text:span text:style-name="example..after_xitem_examples_sense_senses_entry_letData_dicBody"><text:s text:c="1"/></text:span><text:span text:style-name="translation_.en_translations_xitem_examples_sense_senses_entry_letData_dicBody">He thrust the yam stake into the gr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e rohin ġadu in hil natul heek</text:span><text:span text:style-name="example..after_xitem_examples_sense_senses_entry_letData_dicBody"><text:s text:c="1"/></text:span><text:span text:style-name="translation_.en_translations_xitem_examples_sense_senses_entry_letData_dicBody">We thrust the stays into the ground so we could make the fenc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Yö nare ading log rohin bööḳ</text:span><text:span text:style-name="example..after_xitem_examples_sense_senses_entry_letData_dicBody"><text:s text:c="1"/></text:span><text:span text:style-name="translation_.en_translations_xitem_examples_sense_senses_entry_letData_dicBody">He stood a long way off and speared the pig</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röp</text:span><text:span text:style-name="headword_.bzh"><text:variable-set text:name="Left_Guideword_L" text:display="none" text:formula="ooow: röp" office:value-type="string" office:string-value="röp"/></text:span><text:span text:style-name="headword_.bzh"><text:variable-set text:name="Right_Guideword_R" text:display="none" text:formula="ooow: röp" office:value-type="string" office:string-value="röp"/></text:span><text:span/><text:span text:style-name="headword..after_entry_letData_dicBody"><text:s text:c="1"/></text:span><text:span text:style-name="pronunciation..before_pronunciations_entry_letData_dicBody">[</text:span><text:span text:style-name="pronunciation_pronunciations_entry_letData_dicBody">ɾɔp</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on, put on-of clothes, shoes, etc, insert, poke through</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putim, subim-olsem putim trausis, siot, samting</text:span><text:span text:style-name="definition..after_sense_senses_entry_letData_dicBody"><text:s text:c="1"/></text:span><text:span text:style-name="example_examples_sense_senses_entry_letData_dicBody">Röp tarasis</text:span><text:span text:style-name="example..after_examples_sense_senses_entry_letData_dicBody"><text:s text:c="1"/></text:span><text:span text:style-name="translation_.en_translations_examples_sense_senses_entry_letData_dicBody">He put on his trouser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definition_.en_sense_senses_entry_letData_dicBody">Eng </text:span><text:span text:style-name="definition_.en_sense_senses_entry_letData_dicBody">go straight, direct</text:span><text:span text:style-name="definition..after_sense_senses_entry_letData_dicBody"><text:s text:c="1"/></text:span><text:span text:style-name="example_examples_sense_senses_entry_letData_dicBody">Bengovek röp meya ahu</text:span><text:span text:style-name="example..after_examples_sense_senses_entry_letData_dicBody"><text:s text:c="1"/></text:span><text:span text:style-name="translation_.en_translations_examples_sense_senses_entry_letData_dicBody">The </text:span><text:span text:style-name="span_.bzh_translation_.en_translations_examples_sense_senses_entry_letData_dicBody">bengovek</text:span><text:span text:style-name="translation_.en_translations_examples_sense_senses_entry_letData_dicBody"> slithered straight down</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definition_.en_sense_senses_entry_letData_dicBody">Eng </text:span><text:span text:style-name="definition_.en_sense_senses_entry_letData_dicBody">to come empty-handed-not carrying anything</text:span><text:span text:style-name="definition..after_sense_senses_entry_letData_dicBody"><text:s text:c="1"/></text:span><text:span text:style-name="example_examples_sense_senses_entry_letData_dicBody">Röp yi gesu ḳo nġaa ti rë</text:span><text:span text:style-name="example..after_examples_sense_senses_entry_letData_dicBody"><text:s text:c="1"/></text:span><text:span text:style-name="translation_.en_translations_examples_sense_senses_entry_letData_dicBody">He came without bringing anyth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definition_.en_sense_senses_entry_letData_dicBody">Eng </text:span><text:span text:style-name="definition_.en_sense_senses_entry_letData_dicBody">poke into, poke through, this is usually something lower down than is epressed by </text:span><text:span text:style-name="span_.bzh_definition_.en_sense_senses_entry_letData_dicBody">rörin</text:span><text:span text:style-name="definition..after_sense_senses_entry_letData_dicBody"><text:s text:c="1"/></text:span><text:span text:style-name="example_examples_sense_senses_entry_letData_dicBody">Seröp paëp loḳ ya apel ayo</text:span><text:span text:style-name="example..after_examples_sense_senses_entry_letData_dicBody"><text:s text:c="1"/></text:span><text:span text:style-name="translation_.en_translations_examples_sense_senses_entry_letData_dicBody">I slipped the knife into a bamboo (so it wouldn't cut anyon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rörin</text:span><text:span text:style-name="headword_.bzh"><text:variable-set text:name="Left_Guideword_L" text:display="none" text:formula="ooow: rörin" office:value-type="string" office:string-value="rörin"/></text:span><text:span text:style-name="headword_.bzh"><text:variable-set text:name="Right_Guideword_R" text:display="none" text:formula="ooow: rörin" office:value-type="string" office:string-value="rörin"/></text:span><text:span/><text:span text:style-name="headword..after_entry_letData_dicBody"><text:s text:c="1"/></text:span><text:span text:style-name="pronunciation..before_pronunciations_entry_letData_dicBody">[</text:span><text:span text:style-name="pronunciation_pronunciations_entry_letData_dicBody">ˈɾɔɾ.in</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etch out, extend</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putim, slipim</text:span><text:span text:style-name="definition..after_sense_senses_entry_letData_dicBody"><text:s text:c="1"/></text:span><text:span text:style-name="example_examples_sense_senses_entry_letData_dicBody">Rörin vaha ggök ya vavunë</text:span><text:span text:style-name="example..after_examples_sense_senses_entry_letData_dicBody"><text:s text:c="1"/></text:span><text:span text:style-name="translation_.en_translations_examples_sense_senses_entry_letData_dicBody">He stretched his leg out on top (of it)</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poke, push, shove a long object into something. This relates to something which is put up high as opposed to </text:span><text:span text:style-name="span_.bzh_xitem_.en_definition_.en_sense_senses_entry_letData_dicBody">röp</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lipim antap</text:span><text:span text:style-name="definition..after_sense_senses_entry_letData_dicBody"><text:s text:c="1"/></text:span><text:span text:style-name="example_examples_sense_senses_entry_letData_dicBody">Gwee rörin yi löv ggök ya neggëp ḳele nema vavunë</text:span><text:span text:style-name="example..after_examples_sense_senses_entry_letData_dicBody"><text:s text:c="1"/></text:span><text:span text:style-name="translation_.en_translations_examples_sense_senses_entry_letData_dicBody">Gwee poked his sugarcane up onto a tree branch</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o grow long, to be still in the process of development/still growing-especially of long fruits etc</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taat karim</text:span><text:span text:style-name="definition..after_sense_senses_entry_letData_dicBody"><text:s text:c="1"/></text:span><text:span text:style-name="example_examples_sense_senses_entry_letData_dicBody">Ḳatimeng anon nahën nerörin</text:span><text:span text:style-name="example..after_examples_sense_senses_entry_letData_dicBody"><text:s text:c="1"/></text:span><text:span text:style-name="translation_.en_translations_examples_sense_senses_entry_letData_dicBody">The cucumbers are still grow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to come empty-handed, without bringing anything</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em i kam nating</text:span><text:span text:style-name="definition..after_sense_senses_entry_letData_dicBody"><text:s text:c="1"/></text:span><text:span text:style-name="example_examples_sense_senses_entry_letData_dicBody">Ham nġo rörin mu geham su ḳo nġaa la rë</text:span><text:span text:style-name="example..after_examples_sense_senses_entry_letData_dicBody"><text:s text:c="1"/></text:span><text:span text:style-name="translation_.en_translations_examples_sense_senses_entry_letData_dicBody">You came empty-handed, you didn't bring anything</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S s<text:variable-set text:name="Left_Guideword_L" text:display="none" text:formula="ooow: sahek" office:value-type="string" office:string-value="sahek"/></text:p>
      </text:section>
      <text:section text:style-name="Sect_letData" text:name="Sect_letData">
        <text:s text:c="1"/>
        <text:p text:style-name="entry_letData_dicBody"><text:span text:style-name="headword_entry_letData_dicBody">sahek</text:span><text:span text:style-name="headword_.bzh"><text:variable-set text:name="Left_Guideword_L" text:display="none" text:formula="ooow: sahek" office:value-type="string" office:string-value="sahek"/></text:span><text:span text:style-name="headword_.bzh"><text:variable-set text:name="Right_Guideword_R" text:display="none" text:formula="ooow: sahek" office:value-type="string" office:string-value="sahek"/></text:span><text:span/><text:span text:style-name="headword..after_entry_letData_dicBody"><text:s text:c="1"/></text:span><text:span text:style-name="pronunciation..before_pronunciations_entry_letData_dicBody">[</text:span><text:span text:style-name="pronunciation_pronunciations_entry_letData_dicBody">ˈt͡ʃaʁ.ək</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yawn</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pulim win </text:span><text:span text:style-name="xitem_.tpi_definition_.en_sense_senses_entry_letData_dicBody">long slip</text:span><text:span text:style-name="definition..after_sense_senses_entry_letData_dicBody"><text:s text:c="1"/></text:span><text:span text:style-name="example_xitem_examples_sense_senses_entry_letData_dicBody">Sahek in mala neggëp</text:span><text:span text:style-name="example..after_xitem_examples_sense_senses_entry_letData_dicBody"><text:s text:c="1"/></text:span><text:span text:style-name="translation_.en_translations_xitem_examples_sense_senses_entry_letData_dicBody">He yawned because he was sleep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hek in nenga mir</text:span><text:span text:style-name="example..after_xitem_examples_sense_senses_entry_letData_dicBody"><text:s text:c="1"/></text:span><text:span text:style-name="translation_.en_translations_xitem_examples_sense_senses_entry_letData_dicBody">He yawned because his ears were blocked</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sejonġ</text:span><text:span text:style-name="headword_.bzh"><text:variable-set text:name="Left_Guideword_L" text:display="none" text:formula="ooow: sejonġ" office:value-type="string" office:string-value="sejonġ"/></text:span><text:span text:style-name="headword_.bzh"><text:variable-set text:name="Right_Guideword_R" text:display="none" text:formula="ooow: sejonġ" office:value-type="string" office:string-value="sejonġ"/></text:span><text:span/><text:span text:style-name="headword..after_entry_letData_dicBody"><text:s text:c="1"/></text:span><text:span text:style-name="pronunciation..before_pronunciations_entry_letData_dicBody">[</text:span><text:span text:style-name="pronunciation_pronunciations_entry_letData_dicBody">t͡ʃə.ˈⁿd͡ʒoɴ</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ecorate, to place or hang things as decorations</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bilasim</text:span><text:span text:style-name="definition..after_sense_senses_entry_letData_dicBody"><text:s text:c="1"/></text:span><text:span text:style-name="example_examples_sense_senses_entry_letData_dicBody">He sejonġ begganġ in hil najom jaḳ</text:span><text:span text:style-name="example..after_examples_sense_senses_entry_letData_dicBody"><text:s text:c="1"/></text:span><text:span text:style-name="translation_.en_translations_examples_sense_senses_entry_letData_dicBody">We decorated the house because we are going to dedicate it</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drown out, to bother, annoy, interfere with, to make a noise which prevents someone else from hearing what is going on</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planti nois i</text:span><text:span text:style-name="xitem_.tpi_definition_.en_sense_senses_entry_letData_dicBody"> karamapim yau</text:span><text:span text:style-name="definition..after_sense_senses_entry_letData_dicBody"><text:s text:c="1"/></text:span><text:span text:style-name="example_examples_sense_senses_entry_letData_dicBody">Sejonġ ġaġek gesu denġo rë</text:span><text:span text:style-name="example..after_examples_sense_senses_entry_letData_dicBody"><text:s text:c="1"/></text:span><text:span text:style-name="translation_.en_translations_examples_sense_senses_entry_letData_dicBody">He drowned out what was being said and they couldn't hear i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T t<text:variable-set text:name="Left_Guideword_L" text:display="none" text:formula="ooow: tahöö" office:value-type="string" office:string-value="tahöö"/></text:p>
      </text:section>
      <text:section text:style-name="Sect_letData" text:name="Sect_letData">
        <text:s text:c="1"/>
        <text:p text:style-name="entry_letData_dicBody"><text:span text:style-name="headword_entry_letData_dicBody">tahöö</text:span><text:span text:style-name="headword_.bzh"><text:variable-set text:name="Left_Guideword_L" text:display="none" text:formula="ooow: tahöö" office:value-type="string" office:string-value="tahöö"/></text:span><text:span text:style-name="headword_.bzh"><text:variable-set text:name="Right_Guideword_R" text:display="none" text:formula="ooow: tahöö" office:value-type="string" office:string-value="tahöö"/></text:span><text:span/><text:span text:style-name="headword..after_entry_letData_dicBody"><text:s text:c="1"/></text:span><text:span text:style-name="pronunciation..before_pronunciations_entry_letData_dicBody">[</text:span><text:span text:style-name="pronunciation_pronunciations_entry_letData_dicBody">ta.ˈʁɔː</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ide, take long steps, to crawl as a caterpillar does</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putim lek i go longpela longpela na </text:span><text:span text:style-name="xitem_.tpi_definition_.en_sense_senses_entry_letData_dicBody">wokabaut</text:span><text:span text:style-name="definition..after_sense_senses_entry_letData_dicBody"><text:s text:c="1"/></text:span><text:span text:style-name="example_examples_sense_senses_entry_letData_dicBody">Nyëġ ading om hil tahöö vahad in hil ana pevis</text:span><text:span text:style-name="example..after_examples_sense_senses_entry_letData_dicBody"><text:s text:c="1"/></text:span><text:span text:style-name="translation_.en_translations_examples_sense_senses_entry_letData_dicBody">It's a long way so let's stride out so that we get there quickly</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space wide apart (as in building a fence)</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makim mak longwe</text:span><text:span text:style-name="definition..after_sense_senses_entry_letData_dicBody"><text:s text:c="1"/></text:span><text:span text:style-name="example_examples_sense_senses_entry_letData_dicBody">Hil tahöö den ti ti ya ya</text:span><text:span text:style-name="example..after_examples_sense_senses_entry_letData_dicBody"><text:s text:c="1"/></text:span><text:span text:style-name="translation_.en_translations_examples_sense_senses_entry_letData_dicBody">We space boundary marks wide apart</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tep</text:span><text:span text:style-name="headword_.bzh"><text:variable-set text:name="Left_Guideword_L" text:display="none" text:formula="ooow: tep" office:value-type="string" office:string-value="tep"/></text:span><text:span text:style-name="headword_.bzh"><text:variable-set text:name="Right_Guideword_R" text:display="none" text:formula="ooow: tep" office:value-type="string" office:string-value="tep"/></text:span><text:span/><text:span text:style-name="headword..after_entry_letData_dicBody"><text:s text:c="1"/></text:span><text:span text:style-name="pronunciation..before_pronunciations_entry_letData_dicBody">[</text:span><text:span text:style-name="pronunciation_pronunciations_entry_letData_dicBody">tɛp</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taste, lick, poke out the tongue</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rapi</text:span><text:span text:style-name="xitem_.tpi_definition_.en_sense_senses_entry_letData_dicBody">m long tang</text:span><text:span text:style-name="definition..after_sense_senses_entry_letData_dicBody"><text:s text:c="1"/></text:span><text:span text:style-name="example_xitem_examples_sense_senses_entry_letData_dicBody">Tep mamireng</text:span><text:span text:style-name="example..after_xitem_examples_sense_senses_entry_letData_dicBody"><text:s text:c="1"/></text:span><text:span text:style-name="translation_.en_translations_xitem_examples_sense_senses_entry_letData_dicBody">She tasted the sal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Tep daggen</text:span><text:span text:style-name="example..after_xitem_examples_sense_senses_entry_letData_dicBody"><text:s text:c="1"/></text:span><text:span text:style-name="translation_.en_translations_xitem_examples_sense_senses_entry_letData_dicBody">He poked his tongue out (in anger)</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to</text:span><text:span text:style-name="headword_.bzh"><text:variable-set text:name="Left_Guideword_L" text:display="none" text:formula="ooow: to" office:value-type="string" office:string-value="to"/></text:span><text:span text:style-name="headword_.bzh"><text:variable-set text:name="Right_Guideword_R" text:display="none" text:formula="ooow: to" office:value-type="string" office:string-value="to"/></text:span><text:span/><text:span text:style-name="headword..after_entry_letData_dicBody"><text:s text:c="1"/></text:span><text:span text:style-name="pronunciation..before_pronunciations_entry_letData_dicBody">[</text:span><text:span text:style-name="pronunciation_pronunciations_entry_letData_dicBody">to</text:span><text:span text:style-name="pronunciation..after_pronunciations_entry_letData_dicBody">]</text:span><text:span text:style-name="pronunciations..after_entry_letData_dicBody"><text:s text:c="1"/></text:span><text:span text:style-name="partofspeech_.en_grammaticalinfo_sense_senses_entry_letData_dicBody">Class2</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come down, to travel in a direction generally down the valley, but also towards the speaker</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i kam daun</text:span><text:span text:style-name="definition..after_sense_senses_entry_letData_dicBody"><text:s text:c="1"/></text:span><text:span text:style-name="example_examples_sense_senses_entry_letData_dicBody">He halë bë to om hil ana jaḳ</text:span><text:span text:style-name="example..after_examples_sense_senses_entry_letData_dicBody"><text:s text:c="1"/></text:span><text:span text:style-name="translation_.en_translations_examples_sense_senses_entry_letData_dicBody">We see that he has arrived so let's go</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fall</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pundaun</text:span><text:span text:style-name="definition..after_sense_senses_entry_letData_dicBody"><text:s text:c="1"/></text:span><text:span text:style-name="example_xitem_examples_sense_senses_entry_letData_dicBody">To mesis yi raḳ dob</text:span><text:span text:style-name="example..after_xitem_examples_sense_senses_entry_letData_dicBody"><text:s text:c="1"/></text:span><text:span text:style-name="translation_.en_translations_xitem_examples_sense_senses_entry_letData_dicBody">He fell and hurt himself on the gr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ob to raḳ veseveng</text:span><text:span text:style-name="example..after_xitem_examples_sense_senses_entry_letData_dicBody"><text:s text:c="1"/></text:span><text:span text:style-name="translation_.en_translations_xitem_examples_sense_senses_entry_letData_dicBody">It rained yesterday</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go down--in order to get the direction as being away from the speaker, to needs to be used here in conjunction with </text:span><text:span text:style-name="span_.bzh_xitem_.en_definition_.en_sense_senses_entry_letData_dicBody">ya</text:span><text:span text:style-name="xitem_.en_definition_.en_sense_senses_entry_letData_dicBody"> 'go"</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i go daun</text:span><text:span text:style-name="definition..after_sense_senses_entry_letData_dicBody"><text:s text:c="1"/></text:span><text:span text:style-name="example_examples_sense_senses_entry_letData_dicBody">He nado ga mehö saga to meya huk anon</text:span><text:span text:style-name="example..after_examples_sense_senses_entry_letData_dicBody"><text:s text:c="1"/></text:span><text:span text:style-name="translation_.en_translations_examples_sense_senses_entry_letData_dicBody">We stayed here and that person went down to the garden</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V v<text:variable-set text:name="Left_Guideword_L" text:display="none" text:formula="ooow: veġo" office:value-type="string" office:string-value="veġo"/></text:p>
      </text:section>
      <text:section text:style-name="Sect_letData" text:name="Sect_letData">
        <text:s text:c="1"/>
        <text:p text:style-name="entry_letData_dicBody"><text:span text:style-name="headword_entry_letData_dicBody">veġo</text:span><text:span text:style-name="headword_.bzh"><text:variable-set text:name="Left_Guideword_L" text:display="none" text:formula="ooow: veġo" office:value-type="string" office:string-value="veġo"/></text:span><text:span text:style-name="headword_.bzh"><text:variable-set text:name="Right_Guideword_R" text:display="none" text:formula="ooow: veġo" office:value-type="string" office:string-value="veġo"/></text:span><text:span/><text:span text:style-name="headword..after_entry_letData_dicBody"><text:s text:c="1"/></text:span><text:span text:style-name="pronunciation..before_pronunciations_entry_letData_dicBody">[</text:span><text:span text:style-name="pronunciation_pronunciations_entry_letData_dicBody">βə.ˈᵑɢo</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igh, hip, the upper part of the leg where it joins the body</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hap </text:span><text:span text:style-name="xitem_.tpi_definition_.en_sense_senses_entry_letData_dicBody">lek klostu long bodi</text:span><text:span text:style-name="definition..after_sense_senses_entry_letData_dicBody"><text:s text:c="1"/></text:span></text:p>
        <text:p text:style-name="entry_letData_dicBody"><text:span text:style-name="headword_entry_letData_dicBody">veriik</text:span><text:span text:style-name="headword_.bzh"><text:variable-set text:name="Left_Guideword_L" text:display="none" text:formula="ooow: veriik" office:value-type="string" office:string-value="veriik"/></text:span><text:span text:style-name="headword_.bzh"><text:variable-set text:name="Right_Guideword_R" text:display="none" text:formula="ooow: veriik" office:value-type="string" office:string-value="veriik"/></text:span><text:span/><text:span text:style-name="headword..after_entry_letData_dicBody"><text:s text:c="1"/></text:span><text:span text:style-name="pronunciation..before_pronunciations_entry_letData_dicBody">[</text:span><text:span text:style-name="pronunciation_pronunciations_entry_letData_dicBody">βə.ˈɾiːk</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lack </text:span><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blakpela </text:span><text:span text:style-name="definition..after_sense_senses_entry_letData_dicBody"/><text:span text:style-name="example_xitem_examples_sense_senses_entry_letData_dicBody">Alam veriik geveroo</text:span><text:span text:style-name="example..after_xitem_examples_sense_senses_entry_letData_dicBody"><text:s text:c="1"/></text:span><text:span text:style-name="translation_.en_translations_xitem_examples_sense_senses_entry_letData_dicBody">There are black people and whit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ëh tob veriik veseveng</text:span><text:span text:style-name="example..after_xitem_examples_sense_senses_entry_letData_dicBody"><text:s text:c="1"/></text:span><text:span text:style-name="translation_.en_translations_xitem_examples_sense_senses_entry_letData_dicBody">He wore a black laplap yesterday</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become black</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kamap blak</text:span><text:span text:style-name="definition..after_sense_senses_entry_letData_dicBody"><text:s text:c="1"/></text:span><text:span text:style-name="example_examples_sense_senses_entry_letData_dicBody">Nabë ġekwevu nġaa saga jaḳ pen veriik og rëk beriik jaḳ</text:span><text:span text:style-name="example..after_examples_sense_senses_entry_letData_dicBody"><text:s text:c="1"/></text:span><text:span text:style-name="translation_.en_translations_examples_sense_senses_entry_letData_dicBody">If you paint that with black paint it will become black</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vonġ poḳ</text:span><text:span text:style-name="headword_.bzh"><text:variable-set text:name="Left_Guideword_L" text:display="none" text:formula="ooow: vonġ poḳ" office:value-type="string" office:string-value="vonġ poḳ"/></text:span><text:span text:style-name="headword_.bzh"><text:variable-set text:name="Right_Guideword_R" text:display="none" text:formula="ooow: vonġ poḳ" office:value-type="string" office:string-value="vonġ poḳ"/></text:span><text:span/><text:span text:style-name="headword..after_entry_letData_dicBody"><text:s text:c="1"/></text:span><text:span text:style-name="pronunciation..before_pronunciations_entry_letData_dicBody">[</text:span><text:span text:style-name="pronunciation_pronunciations_entry_letData_dicBody">βoɴ poq</text:span><text:span text:style-name="pronunciation..after_pronunciations_entry_letData_dicBody">]</text:span><text:span text:style-name="pronunciations..after_entry_letData_dicBody"><text:s text:c="1"/></text:span><text:span text:style-name="xlanguagetag_xitem_.en_definition_.en_sense_senses_entry_letData_dicBody">Eng </text:span><text:span text:style-name="xitem_.en_definition_.en_sense_senses_entry_letData_dicBody">a sharp noise like the chopping of wood. If </text:span><text:span text:style-name="span_.bzh_xitem_.en_definition_.en_sense_senses_entry_letData_dicBody">pok</text:span><text:span text:style-name="xitem_.en_definition_.en_sense_senses_entry_letData_dicBody"> occurs once it indicates the sound only occurred once, if the form </text:span><text:span text:style-name="span_.bzh_xitem_.en_definition_.en_sense_senses_entry_letData_dicBody">pok pok</text:span><text:span text:style-name="xitem_.en_definition_.en_sense_senses_entry_letData_dicBody"> is used the sound is repeated many times</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pairap</text:span><text:span text:style-name="definition..after_sense_senses_entry_letData_dicBody"><text:s text:c="1"/></text:span><text:span text:style-name="example_xitem_examples_sense_senses_entry_letData_dicBody">Mehöti sap ḳele mepoḳ poḳ</text:span><text:span text:style-name="example..after_xitem_examples_sense_senses_entry_letData_dicBody"><text:s text:c="1"/></text:span><text:span text:style-name="translation_.en_translations_xitem_examples_sense_senses_entry_letData_dicBody">Someone is cutting wood and making a chopping s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Jaheng vonġ poḳ om maḳ sis mun ti</text:span><text:span text:style-name="example..after_xitem_examples_sense_senses_entry_letData_dicBody"><text:s text:c="1"/></text:span><text:span text:style-name="translation_.en_translations_xitem_examples_sense_senses_entry_letData_dicBody">The trap went </text:span><text:span text:style-name="span_.bzh_translation_.en_translations_xitem_examples_sense_senses_entry_letData_dicBody">poḳ</text:span><text:span text:style-name="translation_.en_translations_xitem_examples_sense_senses_entry_letData_dicBody"> so it must have caught a rat</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Y y<text:variable-set text:name="Left_Guideword_L" text:display="none" text:formula="ooow: yu töḳsën" office:value-type="string" office:string-value="yu töḳsën"/></text:p>
      </text:section>
      <text:section text:style-name="Sect_letData" text:name="Sect_letData">
        <text:s text:c="1"/>
        <text:p text:style-name="entry_letData_dicBody"><text:span text:style-name="headword_entry_letData_dicBody">yu töḳsën</text:span><text:span text:style-name="headword_.bzh"><text:variable-set text:name="Left_Guideword_L" text:display="none" text:formula="ooow: yu töḳsën" office:value-type="string" office:string-value="yu töḳsën"/></text:span><text:span text:style-name="headword_.bzh"><text:variable-set text:name="Right_Guideword_R" text:display="none" text:formula="ooow: yu töḳsën" office:value-type="string" office:string-value="yu töḳsën"/></text:span><text:span/><text:span text:style-name="headword..after_entry_letData_dicBody"><text:s text:c="1"/></text:span><text:span text:style-name="pronunciation..before_pronunciations_entry_letData_dicBody">[</text:span><text:span text:style-name="pronunciation_pronunciations_entry_letData_dicBody">yu ˈtɔq.t͡ʃe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xlanguagetag_xitem_.en_definition_.en_sense_senses_entry_letData_dicBody">Eng </text:span><text:span text:style-name="xitem_.en_definition_.en_sense_senses_entry_letData_dicBody">to dance without a headdress</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i singsing nating, i no gat kangal</text:span><text:span text:style-name="definition..after_sense_senses_entry_letData_dicBody"><text:s text:c="1"/></text:span><text:span text:style-name="example_examples_sense_senses_entry_letData_dicBody">Löö yu töḳsën gesu tunġ soḳ rë</text:span><text:span text:style-name="example..after_examples_sense_senses_entry_letData_dicBody"><text:s text:c="1"/></text:span><text:span text:style-name="translation_.en_translations_examples_sense_senses_entry_letData_dicBody">He danced bareheaded without a headdres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diviners, having a familiar spirit; a person's familiar spirit or </text:span><text:span text:style-name="span_.bzh_xitem_.en_definition_.en_sense_senses_entry_letData_dicBody">memö </text:span><text:span text:style-name="xitem_.en_definition_.en_sense_senses_entry_letData_dicBody">reveals something to a person and he speaks it out. They also look into water to do divination</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glasman, man bilong toktok wantaim ol spirit</text:span><text:span text:style-name="definition..after_sense_senses_entry_letData_dicBody"><text:s text:c="1"/></text:span><text:span text:style-name="example_examples_sense_senses_entry_letData_dicBody">Hil nanër alam sën heljenġ ḳenuj yom nedo ving sir medëlë bël lo nabë yuj töḳsën</text:span><text:span text:style-name="example..after_examples_sense_senses_entry_letData_dicBody"><text:s text:c="1"/></text:span><text:span text:style-name="translation_.en_translations_examples_sense_senses_entry_letData_dicBody">We call people who have spirits of the dead come back and stay with them and they look into water (for divination purposes) </text:span><text:span text:style-name="span_.bzh_translation_.en_translations_examples_sense_senses_entry_letData_dicBody">yuj töḳsën</text:span><text:span text:style-name="translation..after_translations_examples_sense_senses_entry_letData_dicBody"><text:s text:c="1"/></text:span><text:span text:style-name="examples..after_sense_senses_entry_letData_dicBody"/></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paragraph-properties fo:text-align="center" fo:margin-top="18pt" fo:margin-bottom="18pt" style:writing-mode="lr-tb"/>
      <style:text-properties fo:font-family="Charis SIL" style:font-name-complex="Charis SIL" fo:font-weight="700" style:font-weight-complex="700" fo:font-size="24pt" style:font-size-complex="24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9"/>
      <style:text-properties fo:font-family="Times New Roman" style:font-name-complex="Times New Roman" fo:font-size="10pt" style:font-size-complex="10pt" fo:font-weight="400" style:font-weight-complex="400" fo:font-style="normal" fo:color="#000000" style:text-underline-style="none"/>
    </style:style>
    <style:style xmlns:style="urn:oasis:names:tc:opendocument:xmlns:style:1.0" style:name="headword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fo:language="none" fo:country="none"/>
    </style:style>
    <style:style xmlns:style="urn:oasis:names:tc:opendocument:xmlns:style:1.0" style:name="headword..after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pronunciation..before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pronunciation..after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style:style>
    <style:style xmlns:style="urn:oasis:names:tc:opendocument:xmlns:style:1.0" style:name="grammaticalinfo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grammaticalinfo..after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fo:font-size="8pt" style:font-size-complex="8pt" fo:color="#2F60FF" text:display="none" fo:language="en" fo:country="US"/>
    </style:style>
    <style:style xmlns:style="urn:oasis:names:tc:opendocument:xmlns:style:1.0" style:name="xitem_.tpi_definition_.en_sense_senses_entry_letData_dicBody" style:family="text" style:parent-style-name="definition_.en_sense_sense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xlanguagetag_xitem_.tpi_definition_.en_sense_senses_entry_letData_dicBody" style:family="text" style:parent-style-name="xitem_.tpi_definition_.en_sense_senses_entry_letData_dicBody">
      <style:text-properties fo:font-size="8pt" style:font-size-complex="8pt" fo:color="#2F60FF" text: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style:style>
    <style:style xmlns:style="urn:oasis:names:tc:opendocument:xmlns:style:1.0" style:name="example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en_translations_examples_sense_senses_entry_letData_dicBody" style:family="text" style:parent-style-name="translations_examples_sense_senses_entry_letData_dicBody">
      <style:text-properties fo:language="en" fo:country="US"/>
    </style:style>
    <style:style xmlns:style="urn:oasis:names:tc:opendocument:xmlns:style:1.0" style:name="translation..after_translations_examples_sense_senses_entry_letData_dicBody" style:family="text" style:parent-style-name="translations_example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span_.bzh_translation_.en_translations_xitem_examples_sense_senses_entry_letData_dicBody" style:family="text" style:parent-style-name="translation_.en_translations_xitem_examples_sense_senses_entry_letData_dicBody">
      <style:text-properties fo:language="none" fo:country="none"/>
    </style:style>
    <style:style xmlns:style="urn:oasis:names:tc:opendocument:xmlns:style:1.0" style:name="span_.tpi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xlanguagetag_definition_.en_sense_senses_entry_letData_dicBody" style:family="text" style:parent-style-name="definition_.en_sense_senses_entry_letData_dicBody">
      <style:text-properties fo:font-size="8pt" style:font-size-complex="8pt" fo:color="#2F60FF" text:display="none" fo:language="en" fo:country="US"/>
    </style:style>
    <style:style xmlns:style="urn:oasis:names:tc:opendocument:xmlns:style:1.0" style:name="span_.bzh_translation_.en_translations_examples_sense_senses_entry_letData_dicBody" style:family="text" style:parent-style-name="translation_.en_translations_examples_sense_senses_entry_letData_dicBody">
      <style:text-properties fo:language="none" fo:country="none"/>
    </style:style>
    <style:style xmlns:style="urn:oasis:names:tc:opendocument:xmlns:style:1.0" style:name="span_.bzh_definition_.en_sense_senses_entry_letData_dicBody" style:family="text" style:parent-style-name="definition_.en_sense_senses_entry_letData_dic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non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definition..after" style:family="paragraph" style:parent-style-name="none"/>
    <style:style style:name="xitem-xitem_definition..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xitem-xitem_example..befor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headword..after"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xitem-xitem_headword..before"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LexEntryTypepublishStemEntryTypeAbbreviationPub..after" style:family="paragraph" style:parent-style-name="none"/>
    <style:style style:name="partofspeech..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after"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xitem-xitem_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s..after" style:family="paragraph" style:parent-style-name="none"/>
    <style:style style:name="xitem-xitem_pronunciations..before"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Charis SIL"/>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Charis SIL"/>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9" fo:keep-with-next="always"/>
      <style:text-properties fo:font-family="Times New Roman" style:font-name-complex="Times New Roman" fo:font-size="10pt" style:font-size-complex="10pt" fo:font-weight="400" style:font-weight-complex="400" fo:font-style="normal" fo:color="#000000" style:text-underline-style="none"/>
    </style:style>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Right_Guideword_R" office:value-type="string"/></text:span></text:p>
      </style:header>
      <style:footer>
        <text:p text:style-name="Footer"><text:tab/><text:page-number text:select-page="current">4</text:page-number><text:tab/><draw:frame draw:style-name="Mfr1" draw:name="Frame1" text:anchor-type="paragraph" svg:y="55.99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10-19T18:53:28</meta:creation-date>
    <dc:creator>James</dc:creator>
    <dc:date>2011-10-19T18:53:28</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11.1623</meta:user-defined>
    <meta:user-defined meta:name="Created-By">ReSharper 6.0.2202.688</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NewSVN\pathway\Test\PsExport\TestFiles\Output\T6\main"
Const IsPreview = "False"
Const RunMacroFirstTime = "True"

'Changed On Aug-12-2011 for TD-2582(Reversal guide words wrong)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Sub StartDontForget

	TurnOffNonPrintingCharacters() 
	
	AlingOverlappingImages()
	
	HideODMVariable()
	
	oDoc = ThisComponent 
	oDoc.store() 
	'ShowProcessingDialog()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